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Mono NFP" svg:font-family="'JetBrainsMono NFP'"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paragraph-properties fo:margin-right="0in" fo:text-indent="0in" style:auto-text-indent="false"/>
      <style:text-properties style:font-name="Times New Roman" fo:letter-spacing="0.0016in" fo:font-weight="bold" officeooo:rsid="00061b11" officeooo:paragraph-rsid="00061b11" style:font-weight-asian="bold" style:font-weight-complex="bold"/>
    </style:style>
    <style:style style:name="P2" style:family="paragraph" style:parent-style-name="Standard">
      <style:paragraph-properties fo:margin-right="0in" fo:text-indent="0in" style:auto-text-indent="false"/>
      <style:text-properties style:font-name="Times New Roman" fo:letter-spacing="0.0016in" fo:font-weight="normal" officeooo:rsid="00061b11" officeooo:paragraph-rsid="00061b11" style:font-weight-asian="normal" style:font-weight-complex="normal"/>
    </style:style>
    <style:style style:name="P3" style:family="paragraph" style:parent-style-name="Standard">
      <style:paragraph-properties fo:margin-right="0in" fo:text-indent="0.3752in" style:auto-text-indent="false"/>
      <style:text-properties style:font-name="Times New Roman" fo:letter-spacing="0.0016in" officeooo:paragraph-rsid="00061b11"/>
    </style:style>
    <style:style style:name="P4" style:family="paragraph" style:parent-style-name="Standard" style:list-style-name="L1">
      <style:text-properties style:font-name="Times New Roman" fo:letter-spacing="0.0016in" officeooo:paragraph-rsid="00061b11"/>
    </style:style>
    <style:style style:name="P5" style:family="paragraph" style:parent-style-name="Standard" style:list-style-name="L3">
      <style:text-properties style:font-name="Times New Roman" fo:letter-spacing="0.0016in" officeooo:paragraph-rsid="00061b11"/>
    </style:style>
    <style:style style:name="P6" style:family="paragraph" style:parent-style-name="Standard">
      <style:paragraph-properties fo:margin-right="0in" fo:text-align="justify" style:justify-single-word="false" fo:text-indent="0.4in" style:auto-text-indent="false"/>
      <style:text-properties style:font-name="Times New Roman" officeooo:paragraph-rsid="00061b11"/>
    </style:style>
    <style:style style:name="P7" style:family="paragraph" style:parent-style-name="Standard">
      <style:paragraph-properties fo:margin-right="0in" fo:text-indent="0.4in" style:auto-text-indent="false"/>
      <style:text-properties style:font-name="Times New Roman" officeooo:paragraph-rsid="00061b11"/>
    </style:style>
    <style:style style:name="P8" style:family="paragraph" style:parent-style-name="Standard">
      <style:paragraph-properties fo:margin-right="0in" fo:text-indent="0in" style:auto-text-indent="false"/>
      <style:text-properties style:font-name="Times New Roman" officeooo:paragraph-rsid="00061b11"/>
    </style:style>
    <style:style style:name="T1" style:family="text">
      <style:text-properties fo:letter-spacing="0.0016in"/>
    </style:style>
    <style:style style:name="T2" style:family="text">
      <style:text-properties fo:letter-spacing="0.0016in" fo:font-weight="normal" officeooo:rsid="00061b11" style:font-weight-asian="normal" style:font-weight-complex="normal"/>
    </style:style>
    <style:style style:name="T3" style:family="text">
      <style:text-properties fo:letter-spacing="0.0016in" fo:font-weight="bold" officeooo:rsid="00061b11"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06c511" style:font-weight-asian="bold" style:font-weight-complex="bold"/>
    </style:style>
    <style:style style:name="T6" style:family="text">
      <style:text-properties fo:language="en" fo:country="US"/>
    </style:style>
    <style:style style:name="T7" style:family="text">
      <style:text-properties fo:language="en" fo:country="US" officeooo:rsid="000f89c8"/>
    </style:style>
    <style:style style:name="T8" style:family="text">
      <style:text-properties fo:letter-spacing="-0.002in"/>
    </style:style>
    <style:style style:name="T9" style:family="text">
      <style:text-properties officeooo:rsid="0006c51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Название,цель,задачи инструменты используемые при разработке</text:p>
      <text:p text:style-name="P6"/>
      <text:p text:style-name="P6"><text:span text:style-name="T4">Наименование</text:span> темы разработки - «Разработка программы Боярский турнир».</text:p>
      <text:p text:style-name="P7">"Боярский турнир" — это многопользовательская игра в жанре RTS (real-time strategy), ориентированная на русскоязычный сегмент. Игровой мир выполнен в древнерусской тематике, в котором игроки используют коллекционируемые «карты» для участия в онлайн-сражениях. </text:p>
      <text:p text:style-name="P7"><text:span text:style-name="T4">Цель проекта</text:span> — заполнить нишу на рынке мобильных игр после ухода Supercell из России, предоставив альтернативу Clash Royale, используя знакомые элементы геймплея и тематику.</text:p>
      <text:p text:style-name="P2"/>
      <text:p text:style-name="P2"/>
      <text:p text:style-name="P2"/>
      <text:p text:style-name="P8"><text:span text:style-name="T2"><text:tab/></text:span><text:span text:style-name="T3">Инструменты: </text:span>Исходные коды программы должны быть реализованы на языке <text:span text:style-name="T6">Rust</text:span>. Программа строится на библиотеке <text:span text:style-name="T6">Bevy</text:span> для рендеринга графики. В качестве интегрированной среды разработки программы должна быть использована среда<text:span text:style-name="T6"> </text:span><text:span text:style-name="T7">Neovim</text:span><text:span text:style-name="T8">.</text:span></text:p>
      <text:p text:style-name="P2"/>
      <text:p text:style-name="P1"/>
      <text:p text:style-name="P1">2)Актуальность программного продукта, сравнение с аналогами</text:p>
      <text:p text:style-name="P1"/>
      <text:p text:style-name="P3"><text:span text:style-name="T5">Актуальность: </text:span>Игра создается в рамках проекта по разработке альтернативных мобильных игр на фоне ухода Supercell из российского рынка. Разработчик стремится предоставить продукт, который мог бы стать конкурентоспособным среди аналогичных игр, используя тематику древней Руси, которая недостаточно освещена в индустрии.</text:p>
      <text:p text:style-name="P3"><text:span text:style-name="T1"/></text:p>
      <text:p text:style-name="P3"><text:span text:style-name="T4">Сравнительный анализ </text:span>компьютерной игры "Боярский турнир" с аналогами в жанре стратегических игр с элементами RTS (real-time strategy).</text:p>
      <text:p text:style-name="P3"/>
      <text:p text:style-name="P3">Аналоги :</text:p>
      <text:p text:style-name="P3"/>
      <text:list text:style-name="L1">
        <text:list-item>
          <text:p text:style-name="P4">Clash Royale (Supercell)</text:p>
        </text:list-item>
        <text:list-item>
          <text:p text:style-name="P4">Hearthstone (Blizzard Entertainment)</text:p>
        </text:list-item>
        <text:list-item>
          <text:p text:style-name="P4">Plants vs. Zombies (PopCap Games)</text:p>
        </text:list-item>
        <text:list-item>
          <text:p text:style-name="P4">Starcraft II (Blizzard Entertainment)</text:p>
          <text:p text:style-name="P4"/>
        </text:list-item>
      </text:list>
      <text:p text:style-name="P3">Сравнительный анализ</text:p>
      <text:p text:style-name="P3"/>
      <text:list text:style-name="L3">
        <text:list-item>
          <text:p text:style-name="P5">Игровая механика: "Боярский турнир" имеет игровую механику, схожую с Clash Royale, но с элементами RTS. Игра включает в себя накопление ресурсов, призыв юнитов и управление ими на поле боя. Hearthstone и Plants vs. Zombies также имеют схожую игровую механику, но с элементами коллекционной карты и защиты от врагов. Starcraft II имеет более сложную игровую механику, включая управление армией и ресурсами.</text:p>
        </text:list-item>
        <text:list-item>
          <text:p text:style-name="P5">Графика и звук: "Боярский турнир" имеет 2D графику, что отличает его от других игр в жанре, которые имеют 3D графику. Звуковое сопровождение в игре также не так разнообразно, как в других играх.</text:p>
        </text:list-item>
        <text:list-item>
          <text:p text:style-name="P5">Мультиплеер: "Боярский турнир" имеет онлайн-матчмейкинг, что позволяет игрокам играть против других игроков по всему миру. Clash Royale и Hearthstone также имеют онлайн-матчмейкинг, но Plants vs. Zombies и Starcraft II имеют более ограниченные возможности мультиплеера.</text:p>
        </text:list-item>
        <text:list-item>
          <text:p text:style-name="P5"><text:soft-page-break/>Сложность: "Боярский турнир" имеет среднюю сложность, что делает ее доступной для игроков всех уровней. Clash Royale и Hearthstone также имеют среднюю сложность, но Plants vs. Zombies имеет более простую игровую механику, а Starcraft II имеет более сложную.</text:p>
        </text:list-item>
        <text:list-item>
          <text:p text:style-name="P5">Уникальность: "Боярский турнир" имеет уникальную тематику, основанную на древнерусской истории, что отличает ее от других игр в жанре.</text:p>
        </text:list-item>
      </text:list>
      <text:p text:style-name="P3"/>
      <text:p text:style-name="P3">Выводы</text:p>
      <text:p text:style-name="P3"/>
      <text:p text:style-name="P3">"Боярский турнир" имеет уникальную игровую механику и тематику, что делает ее привлекательной для игроков, которые ищут что-то новое и интересное.</text:p>
      <text:p text:style-name="P3">Игра имеет среднюю сложность, что делает ее доступной для игроков всех уровней.</text:p>
      <text:p text:style-name="P3">Однако, графика и звуковое сопровождение в игре не так разнообразны, как в других играх в жанре.</text:p>
      <text:p text:style-name="P3">Онлайн-матчмейкинг в игре позволяет игрокам играть против других игроков по всему миру, что делает ее более привлекательной для игроков, которые любят мультиплеер.</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Mono NFP" svg:font-family="'JetBrainsMono NFP'"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JetBrainsMono NFP" style:font-size-asian="10.5pt" style:language-asian="zh" style:country-asian="CN" style:font-name-complex="JetBrainsMono NFP"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JetBrainsMono NFP" style:font-size-asian="10.5pt" style:language-asian="zh" style:country-asian="CN" style:font-name-complex="JetBrainsMono NFP"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JetBrainsMono NFP" style:font-family-asian="'JetBrainsMono NFP'" style:font-family-generic-asian="system" style:font-pitch-asian="variable" style:font-size-asian="14pt" style:font-name-complex="JetBrainsMono NFP" style:font-family-complex="'JetBrainsMono NFP'"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9T10:57:00.634424534</meta:creation-date>
    <dc:date>2024-10-19T11:29:27.430229555</dc:date>
    <meta:editing-duration>PT32M26S</meta:editing-duration>
    <meta:editing-cycles>2</meta:editing-cycles>
    <meta:generator>LibreOffice/24.2.6.2$Linux_X86_64 LibreOffice_project/420$Build-2</meta:generator>
    <meta:document-statistic meta:table-count="0" meta:image-count="0" meta:object-count="0" meta:page-count="2" meta:paragraph-count="25" meta:word-count="438" meta:character-count="3225" meta:non-whitespace-character-count="2817"/>
  </office:meta>
</office:document-meta>
</file>